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826.983705" calcext:value-type="float">
            <text:p>1826.983705</text:p>
          </table:table-cell>
          <table:table-cell table:style-name="Default" table:formula="of:=[.H2]/24/365" office:value-type="float" office:value="0.208559783675799" calcext:value-type="float">
            <text:p>0.208559783675799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0:44:28.061983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01T11:45:48.140573845</dc:date>
    <meta:editing-duration>P4DT13H41M47S</meta:editing-duration>
    <meta:editing-cycles>105</meta:editing-cycles>
    <meta:document-statistic meta:table-count="1" meta:cell-count="1226" meta:object-count="0"/>
  </office:meta>
</office:document-meta>
</file>